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.009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7.308cm"/>
    </style:style>
    <style:style style:name="Таблица1.C" style:family="table-column">
      <style:table-column-properties style:column-width="8.51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2" style:family="table-row">
      <style:table-row-properties style:min-row-height="6.604cm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5" style:family="table-row">
      <style:table-row-properties fo:background-color="transparent" fo:keep-together="auto">
        <style:background-image/>
      </style:table-row-properties>
    </style:style>
    <style:style style:name="Таблица1.C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officeooo:paragraph-rsid="00e594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officeooo:paragraph-rsid="00eb57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666666" style:font-name="Tahoma" fo:font-size="12pt" officeooo:rsid="000ad394" officeooo:paragraph-rsid="001adc49" style:font-name-asian="WenQuanYi Micro Hei Mono" style:font-size-asian="12pt" style:font-name-complex="Liberation Mono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officeooo:paragraph-rsid="00f56f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font-name="Tahoma" fo:font-size="12pt" fo:language="ru" fo:country="RU" officeooo:rsid="00597ad2" officeooo:paragraph-rsid="00597ad2" style:font-name-asian="WenQuanYi Micro Hei Mono" style:font-size-asian="12pt" style:font-name-complex="Liberation Mono" style:font-size-complex="12pt"/>
    </style:style>
    <style:style style:name="P6" style:family="paragraph" style:parent-style-name="Table_20_Contents">
      <style:text-properties style:font-name="Tahoma" fo:font-size="12pt" officeooo:rsid="000ad394" officeooo:paragraph-rsid="000ad394" style:font-name-asian="WenQuanYi Micro Hei Mono" style:font-size-asian="12pt" style:font-name-complex="Liberation Mono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Tahoma" fo:font-size="12pt" officeooo:rsid="005850ce" officeooo:paragraph-rsid="005850ce" style:font-name-asian="WenQuanYi Micro Hei Mono" style:font-size-asian="12pt" style:font-name-complex="Liberation Mono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Tahoma" fo:font-size="12pt" officeooo:rsid="0016b3d8" officeooo:paragraph-rsid="0016b3d8" style:font-name-asian="WenQuanYi Micro Hei Mono" style:font-size-asian="12pt" style:font-name-complex="Liberation Mono" style:font-size-complex="12pt"/>
    </style:style>
    <style:style style:name="P9" style:family="paragraph" style:parent-style-name="Preformatted_20_Text">
      <style:text-properties style:font-name="Tahoma" fo:font-size="12pt" fo:font-weight="normal" officeooo:rsid="003434c4" style:font-name-asian="WenQuanYi Micro Hei Mono" style:font-size-asian="12pt" style:font-weight-asian="normal" style:font-name-complex="Liberation Mono" style:font-size-complex="12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officeooo:rsid="00e3eb08" officeooo:paragraph-rsid="00e3eb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officeooo:paragraph-rsid="00026c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text-align="center" style:justify-single-word="false"/>
      <style:text-properties style:font-name="Tahoma" fo:font-size="12pt" officeooo:rsid="005850ce" officeooo:paragraph-rsid="005850ce" style:font-name-asian="WenQuanYi Micro Hei Mono" style:font-size-asian="12pt" style:font-name-complex="Liberation Mono" style:font-size-complex="12pt"/>
    </style:style>
    <style:style style:name="P13" style:family="paragraph" style:parent-style-name="Text_20_body">
      <style:paragraph-properties fo:text-align="center" style:justify-single-word="false"/>
      <style:text-properties style:font-name="Tahoma" fo:font-size="12pt" fo:font-weight="normal" officeooo:rsid="00f7c8b8" officeooo:paragraph-rsid="00f7c8b8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Tahoma" fo:font-size="12pt" fo:language="en" fo:country="US" fo:font-weight="normal" officeooo:rsid="01000224" officeooo:paragraph-rsid="0100022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Tahoma" fo:font-size="12pt" fo:language="ru" fo:country="RU" fo:font-style="normal" fo:text-shadow="none" style:text-underline-style="none" fo:font-weight="normal" officeooo:rsid="00eb571a" officeooo:paragraph-rsid="01000224" style:font-size-asian="12pt" style:font-style-asian="normal" style:font-weight-asian="normal" style:font-size-complex="12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style:font-name="Tahoma" fo:font-size="12pt" fo:font-weight="normal" officeooo:paragraph-rsid="01000224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Tahoma" fo:font-size="12pt" fo:language="ru" fo:country="RU" fo:font-style="normal" fo:text-shadow="none" style:text-underline-style="none" fo:font-weight="normal" officeooo:rsid="0101822f" officeooo:paragraph-rsid="01000224" style:font-size-asian="12pt" style:font-style-asian="normal" style:font-weight-asian="normal" style:font-size-complex="12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style:font-name="Tahoma" fo:font-size="12pt" fo:font-weight="normal" officeooo:rsid="01000224" officeooo:paragraph-rsid="01000224" style:font-size-asian="12pt" style:font-weight-asian="normal" style:font-size-complex="12pt" style:font-weight-complex="normal"/>
    </style:style>
    <style:style style:name="T1" style:family="text">
      <style:text-properties fo:font-weight="bold" officeooo:rsid="00eca64e" style:font-weight-asian="bold" style:font-weight-complex="bold"/>
    </style:style>
    <style:style style:name="T2" style:family="text">
      <style:text-properties fo:language="ru" fo:country="RU" officeooo:rsid="000c31ca" style:text-emphasize="none"/>
    </style:style>
    <style:style style:name="T3" style:family="text">
      <style:text-properties fo:language="ru" fo:country="RU" officeooo:rsid="000a1f8f" style:text-emphasize="none"/>
    </style:style>
    <style:style style:name="T4" style:family="text">
      <style:text-properties fo:language="ru" fo:country="RU" officeooo:rsid="000636bc" style:text-emphasize="none"/>
    </style:style>
    <style:style style:name="T5" style:family="text">
      <style:text-properties fo:language="ru" fo:country="RU" officeooo:rsid="00042e01" style:text-emphasize="none"/>
    </style:style>
    <style:style style:name="T6" style:family="text">
      <style:text-properties fo:language="ru" fo:country="RU" officeooo:rsid="00e59407" style:text-emphasize="none"/>
    </style:style>
    <style:style style:name="T7" style:family="text">
      <style:text-properties fo:language="ru" fo:country="RU" officeooo:rsid="00e6db1e" style:text-emphasize="none"/>
    </style:style>
    <style:style style:name="T8" style:family="text">
      <style:text-properties fo:language="ru" fo:country="RU" officeooo:rsid="00eca64e" style:text-emphasize="none"/>
    </style:style>
    <style:style style:name="T9" style:family="text">
      <style:text-properties fo:language="ru" fo:country="RU" officeooo:rsid="00edd1ce" style:text-emphasize="none"/>
    </style:style>
    <style:style style:name="T10" style:family="text">
      <style:text-properties fo:language="ru" fo:country="RU" officeooo:rsid="00eb571a" style:text-emphasize="none"/>
    </style:style>
    <style:style style:name="T11" style:family="text">
      <style:text-properties fo:language="ru" fo:country="RU" officeooo:rsid="00f99bfc" style:text-emphasize="none"/>
    </style:style>
    <style:style style:name="T12" style:family="text">
      <style:text-properties fo:language="ru" fo:country="RU" officeooo:rsid="00fc4de6" style:text-emphasize="none"/>
    </style:style>
    <style:style style:name="T13" style:family="text">
      <style:text-properties style:text-emphasize="none"/>
    </style:style>
    <style:style style:name="T14" style:family="text">
      <style:text-properties officeooo:rsid="00e580f6" style:text-emphasize="none"/>
    </style:style>
    <style:style style:name="T15" style:family="text">
      <style:text-properties officeooo:rsid="00e59407" style:text-emphasize="none"/>
    </style:style>
    <style:style style:name="T16" style:family="text">
      <style:text-properties officeooo:rsid="00eca64e" style:text-emphasize="none"/>
    </style:style>
    <style:style style:name="T17" style:family="text">
      <style:text-properties officeooo:rsid="00eb571a"/>
    </style:style>
    <style:style style:name="T18" style:family="text">
      <style:text-properties officeooo:rsid="00eca64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5">№</text:p>
          </table:table-cell>
          <table:table-cell table:style-name="Таблица1.A1" office:value-type="string">
            <text:p text:style-name="P6">Вопросы</text:p>
          </table:table-cell>
          <table:table-cell table:style-name="Таблица1.C1" office:value-type="string">
            <text:p text:style-name="P6">Ответы</text:p>
          </table:table-cell>
        </table:table-row>
        <table:table-row table:style-name="Таблица1.2">
          <table:table-cell table:style-name="Таблица1.A2" office:value-type="string">
            <text:p text:style-name="P7">1</text:p>
            <text:p text:style-name="P8"/>
            <text:p text:style-name="P3"/>
          </table:table-cell>
          <table:table-cell table:style-name="Таблица1.A2" office:value-type="string">
            <text:p text:style-name="P17">На основании какого документа указывается дата создания ОУ в подразделе 6.1. «Сведения о сроках создания»?</text:p>
          </table:table-cell>
          <table:table-cell table:style-name="Таблица1.C2" office:value-type="string">
            <text:p text:style-name="P18">Основанием для внесения информации в поле «Дата создания ОУ» подраздела 6.1. «Сведения о сроках создания» является решение о создании объекта учёта государственного органа, иными словами, документ-основание.</text:p>
          </table:table-cell>
        </table:table-row>
        <table:table-row>
          <table:table-cell table:style-name="Таблица1.A2" office:value-type="string">
            <text:p text:style-name="P12">2</text:p>
          </table:table-cell>
          <table:table-cell table:style-name="Таблица1.A2" office:value-type="string">
            <text:p text:style-name="P10"><text:span text:style-name="T13">Какую информацию о программном обеспечении необходимо внести в поле «</text:span><text:span text:style-name="T14">Н</text:span><text:span text:style-name="T13">аименование ПО, ТО» подраздела 3.2. «Виды обеспечения» при заполнении электронного паспорта ОУ во ФГИС КИ? </text:span></text:p>
            <text:p text:style-name="P11"/>
          </table:table-cell>
          <table:table-cell table:style-name="Таблица1.C2" office:value-type="string">
            <text:p text:style-name="P1"><text:span text:style-name="T14">В поле «Наименование ПО, ТО» указывается наименование программного или технического обеспечения </text:span><text:span text:style-name="T15">по спецификациям заключенного государственного контракта (п. 20 приложения № 4 приказа № 127 Минкомсвязи России </text:span><text:span text:style-name="T5">«Об утверждении методических указаний по осуществлению учета информационных систем и компонентов информационно–телекоммуникационной инфраструктуры»</text:span><text:span text:style-name="T6">)</text:span><text:span text:style-name="T5">. </text:span></text:p>
          </table:table-cell>
        </table:table-row>
        <table:table-row>
          <table:table-cell table:style-name="Таблица1.A2" office:value-type="string">
            <text:p text:style-name="P13">3</text:p>
          </table:table-cell>
          <table:table-cell table:style-name="Таблица1.A2" office:value-type="string">
            <text:p text:style-name="P2"><text:span text:style-name="T4">В </text:span><text:span text:style-name="T10">течение какого срока </text:span><text:span text:style-name="T8">с момента наступления соответствующих событий </text:span><text:span text:style-name="T10">необходимо добавить </text:span><text:span text:style-name="T12">информацию</text:span><text:span text:style-name="T10"> в подразделы 6.3. «Сведения об объявлении торгов», 6.4. «Сведения о заключенных государственных контрактах», 6.5. «Сведения об актах сдачи-приёмки» во ФГИС КИ?</text:span></text:p>
          </table:table-cell>
          <table:table-cell table:style-name="Таблица1.C2" office:value-type="string">
            <text:p text:style-name="P4"><text:span text:style-name="T17">Сведения об объектах учёта в подразделах </text:span><text:span text:style-name="T10">6.3. «Сведения об объявлении торгов», 6.4. «Сведения о заключенных государственных контрактах», 6.5. «Сведения об актах сдачи-приёмки» </text:span><text:span text:style-name="T9">во ФГИС КИ</text:span><text:span text:style-name="T17"> подлежат дополнению и (или) актуализации в срок </text:span><text:span text:style-name="T1">не более 10 рабочих дней</text:span><text:span text:style-name="T18"> со дня наступления соответствующих событий (п.15 </text:span><text:span text:style-name="T16">Положения </text:span><text:span text:style-name="T3">о федеральной государственной информационной системе учёта информационных систем, создаваемых и приобретаемых за счёт средств федерального бюджета и бюджетов государственных внебюджетных фондов, утв. </text:span><text:span text:style-name="T2">п</text:span><text:span text:style-name="T3">остановлением Правительства </text:span><text:span text:style-name="T8">РФ </text:span><text:span text:style-name="T3">от 26 июня 2012 № 644</text:span><text:span text:style-name="T11">). </text:span></text:p>
          </table:table-cell>
        </table:table-row>
        <table:table-row table:style-name="Таблица1.5"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/>
          </table:table-cell>
          <table:table-cell table:style-name="Таблица1.C5" office:value-type="string">
            <text:p text:style-name="P16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7T17:10:07.654000000</dc:date>
    <meta:editing-duration>PT9H8M53S</meta:editing-duration>
    <meta:editing-cycles>121</meta:editing-cycles>
    <meta:generator>LibreOffice/6.2.4.2$Windows_X86_64 LibreOffice_project/2412653d852ce75f65fbfa83fb7e7b669a126d64</meta:generator>
    <dc:title>Презентация PowerPoint</dc:title>
    <meta:initial-creator>Колесникова Зоя Александровна</meta:initial-creator>
    <meta:creation-date>2019-11-20T17:15:00</meta:creation-date>
    <meta:print-date>2020-01-16T16:12:59.569000000</meta:print-date>
    <meta:document-statistic meta:table-count="1" meta:image-count="0" meta:object-count="0" meta:page-count="1" meta:paragraph-count="12" meta:word-count="219" meta:character-count="1699" meta:non-whitespace-character-count="1490"/>
  </office:meta>
</office:document-meta>
</file>